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1.43cm" svg:x="0.635cm" svg:y="0.63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0T20:42:32.555759745</meta:creation-date>
    <dc:date>2014-07-20T20:56:10.023241085</dc:date>
    <meta:editing-duration>PT10M25S</meta:editing-duration>
    <meta:editing-cycles>4</meta:editing-cycles>
    <meta:generator>LibreOffice/4.2.4.2$Linux_X86_64 LibreOffice_project/420m0$Build-2</meta:generator>
    <meta:document-statistic meta:object-count="1"/>
  </office:meta>
</office:document-meta>
</file>